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Gras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.101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103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Frame_20_contents">
      <style:paragraph-properties fo:text-align="start" style:justify-single-word="false"/>
      <style:text-properties style:font-name="Arial" fo:font-size="12pt" officeooo:paragraph-rsid="0020ec1b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Arial" fo:font-size="10.5pt" style:text-underline-style="solid" style:text-underline-width="auto" style:text-underline-color="font-color" fo:font-weight="bold" officeooo:rsid="000f7f32" officeooo:paragraph-rsid="000f7f32" style:font-size-asian="10.5pt" style:font-weight-asian="bold" style:font-size-complex="10.5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size="14pt" style:text-underline-style="solid" style:text-underline-width="auto" style:text-underline-color="font-color" fo:font-weight="bold" officeooo:rsid="000f7f32" officeooo:paragraph-rsid="0020ec1b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14pt" style:text-underline-style="none" fo:font-weight="bold" officeooo:rsid="000f7f32" officeooo:paragraph-rsid="0020ec1b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11pt" officeooo:paragraph-rsid="0020ec1b" style:font-size-asian="11pt" style:font-size-complex="11pt"/>
    </style:style>
    <style:style style:name="P6" style:family="paragraph" style:parent-style-name="UrbanBody">
      <style:text-properties style:font-name="Arial" fo:font-size="10.5pt" style:font-size-asian="10.5pt" style:font-size-complex="10.5pt"/>
    </style:style>
    <style:style style:name="P7" style:family="paragraph" style:parent-style-name="UrbanBody">
      <style:text-properties style:font-name="Arial" fo:font-size="10.5pt" fo:font-style="normal" style:font-size-asian="10.5pt" style:font-style-asian="normal" style:font-size-complex="10.5pt" style:font-style-complex="normal"/>
    </style:style>
    <style:style style:name="P8" style:family="paragraph" style:parent-style-name="UrbanBody">
      <style:text-properties style:font-name="arial" fo:font-size="11pt" style:font-size-asian="11pt" style:font-size-complex="11pt"/>
    </style:style>
    <style:style style:name="P9" style:family="paragraph" style:parent-style-name="UrbanBody">
      <style:text-properties style:font-name="arial" fo:font-size="11pt" officeooo:paragraph-rsid="000f7f32" style:font-size-asian="11pt" style:font-size-complex="11pt"/>
    </style:style>
    <style:style style:name="P10" style:family="paragraph" style:parent-style-name="UrbanBody">
      <style:text-properties style:font-name="arial" fo:font-size="11pt" officeooo:paragraph-rsid="001c914b" style:font-size-asian="11pt" style:font-size-complex="11pt"/>
    </style:style>
    <style:style style:name="P11" style:family="paragraph" style:parent-style-name="UrbanBody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12" style:family="paragraph" style:parent-style-name="UrbanBody">
      <style:paragraph-properties fo:text-align="justify" style:justify-single-word="false"/>
      <style:text-properties style:font-name="arial" fo:font-size="11pt" officeooo:paragraph-rsid="0020ec1b" style:font-size-asian="11pt" style:font-size-complex="11pt"/>
    </style:style>
    <style:style style:name="P13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20ec1b" style:font-size-asian="10pt" style:font-size-complex="10pt"/>
    </style:style>
    <style:style style:name="P14" style:family="paragraph" style:parent-style-name="UrbanBody">
      <loext:graphic-properties draw:fill="none" draw:fill-color="#99ccff"/>
      <style:paragraph-properties fo:margin-left="0cm" fo:margin-right="-0.801cm" fo:text-align="start" style:justify-single-word="false" fo:text-indent="0cm" style:auto-text-indent="false" fo:background-color="transparent">
        <style:tab-stops/>
      </style:paragraph-properties>
      <style:text-properties style:font-name="arial" fo:font-size="11pt" fo:font-style="normal" style:text-underline-style="none" fo:font-weight="normal" officeooo:rsid="0084aa93" officeooo:paragraph-rsid="0020ec1b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5" style:family="paragraph" style:parent-style-name="UrbanBody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arial" fo:font-size="11pt" fo:font-weight="normal" officeooo:rsid="00362119" officeooo:paragraph-rsid="001df1d5" style:font-size-asian="11pt" style:font-weight-asian="normal" style:font-size-complex="11pt" style:font-weight-complex="normal"/>
    </style:style>
    <style:style style:name="P16" style:family="paragraph" style:parent-style-name="UrbanBody">
      <style:paragraph-properties fo:text-align="justify" style:justify-single-word="false"/>
      <style:text-properties style:font-name="arial" fo:font-size="11pt" officeooo:paragraph-rsid="0020ec1b" style:font-size-asian="11pt" style:font-size-complex="11pt"/>
    </style:style>
    <style:style style:name="P1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fo:font-weight="normal" officeooo:rsid="0084aa93" style:font-style-asian="normal" style:font-weight-asian="normal" style:font-name-complex="Arial" style:font-style-complex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7d0e6"/>
    </style:style>
    <style:style style:name="T6" style:family="text">
      <style:text-properties officeooo:rsid="001a970e"/>
    </style:style>
    <style:style style:name="T7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T8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9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0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1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2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5"><office:annotation><dc:creator>Gauthier Bastien</dc:creator><dc:date>2011-01-13T14:56:41</dc:date><text:p text:style-name="P17"><text:span text:style-name="T11">do text</text:span></text:p><text:p text:style-name="P17"><text:span text:style-name="T11">from document(at=header, format='odt')</text:span></text:p></office:annotation><text:span text:style-name="T2">Import depuis header.odt</text:span></text:p>
          </table:table-cell>
          <table:table-cell table:style-name="Tableau1.A1" office:value-type="string">
            <text:p text:style-name="P13"><text:span text:style-name="Police_20_par_20_défaut"><text:span text:style-name="T7"><text:text-input text:description="">tool.getCityName()</text:text-input></text:span></text:span><text:span text:style-name="T8">, le </text:span><text:span text:style-name="T8"><text:text-input text:description="">licence_view.format_date()</text:text-input></text:span></text:p>
            <text:p text:style-name="P1"><text:span text:style-name="T9"><text:conditional-text text:condition="ooow:&quot;view.do_mailing()&quot;" text:string-value-if-true="&quot;mailed_data.getPersonTitleValue(short=True)&quot;" text:string-value-if-false="">mailed_data.getPersonTitleValue(short=True)</text:conditional-text></text:span><text:span text:style-name="T10"><text:s/></text:span><text:span text:style-name="T9"><text:conditional-text text:condition="ooow:&quot;view.do_mailing()&quot;" text:string-value-if-true="&quot;mailed_data.name1&quot;" text:string-value-if-false="">mailed_data.name1</text:conditional-text></text:span><text:span text:style-name="T10"><text:s/></text:span><text:span text:style-name="T9"><text:conditional-text text:condition="ooow:&quot;view.do_mailing()&quot;" text:string-value-if-true="&quot;mailed_data.name2&quot;" text:string-value-if-false="">mailed_data.name2</text:conditional-text></text:span><text:span text:style-name="T10"><text:line-break/></text:span><text:span text:style-name="T9"><text:conditional-text text:condition="ooow:&quot;view.do_mailing()&quot;" text:string-value-if-true="&quot;mailed_data.street&quot;" text:string-value-if-false="">mailed_data.street</text:conditional-text></text:span><text:span text:style-name="T9">, </text:span><text:span text:style-name="T9"><text:conditional-text text:condition="ooow:&quot;view.do_mailing()&quot;" text:string-value-if-true="&quot;mailed_data.number&quot;" text:string-value-if-false="">mailed_data.number</text:conditional-text></text:span><text:span text:style-name="T10"><text:line-break/></text:span><text:span text:style-name="T9"><text:conditional-text text:condition="ooow:&quot;view.do_mailing()&quot;" text:string-value-if-true="&quot;mailed_data.zipcode&quot;" text:string-value-if-false="">mailed_data.zipcode</text:conditional-text></text:span><text:span text:style-name="T9"> </text:span><text:span text:style-name="T9"><text:conditional-text text:condition="ooow:&quot;view.do_mailing()&quot;" text:string-value-if-true="&quot;mailed_data.city&quot;" text:string-value-if-false="">mailed_data.city</text:conditional-text></text:span></text:p>
          </table:table-cell>
        </table:table-row>
      </table:table>
      <text:p text:style-name="P3"/>
      <text:p text:style-name="P4">Transmis de la décision du Collège communal</text:p>
      <text:p text:style-name="P2"/>
      <text:p text:style-name="P2"/>
      <text:p text:style-name="P15"/>
      <text:p text:style-name="P9"><office:annotation><dc:creator>Gauthier Bastien</dc:creator><dc:date>2011-02-16T16:12:24</dc:date><text:p text:style-name="P17"><text:span text:style-name="T13">do text if self.hasMultipleApplicants()</text:span></text:p></office:annotation><text:span text:style-name="T4">Demandeurs :</text:span> <text:text-input text:description="Demandeurs">self.getApplicantsSignaletic()</text:text-input></text:p>
      <text:p text:style-name="P9"><office:annotation><dc:creator>Gauthier Bastien</dc:creator><dc:date>2011-02-16T16:13:21</dc:date><text:p text:style-name="P17"><text:span text:style-name="T12">do text if self.hasSingleApplicant()</text:span></text:p></office:annotation><text:span text:style-name="T4">Demandeur :</text:span> <text:text-input text:description="Demandeurs">self.getApplicantsSignaletic()</text:text-input></text:p>
      <text:p text:style-name="P9"><text:span text:style-name="T4">Objet :</text:span> <text:text-input text:description="Objet des travaux">self.getLicenceSubject()</text:text-input></text:p>
      <text:p text:style-name="P10"><text:span text:style-name="T4">Situation :</text:span> <text:text-input text:description="Situation des travaux">self.getWorkLocationSignaletic()</text:text-input><text:s/>- <text:span text:style-name="T4">Référence cadastrale :</text:span> <text:text-input text:description="Bien-Parcelles">self.getPortionOutsText()</text:text-input></text:p>
      <text:p text:style-name="P12"/>
      <text:p text:style-name="P12"><text:span text:style-name="T3"><text:conditional-text text:condition="ooow:&quot;view.do_mailing()&quot;" text:string-value-if-true="&quot;mailed_data.getPersonTitleValue()&quot;" text:string-value-if-false="">mailed_data.getPersonTitleValue()</text:conditional-text></text:span><text:span text:style-name="T3">,</text:span></text:p>
      <text:p text:style-name="P11"/>
      <text:p text:style-name="P11">Conformément à l'article <text:span text:style-name="T6">96 </text:span>du décret d<text:span text:style-name="T5">u 5 février 2015</text:span> relatif au<text:span text:style-name="T5">x implantations commerciales</text:span>, nous vous transmettons une copie de la décision concernant le dossier repris sous rubrique.</text:p>
      <text:p text:style-name="P11"/>
      <text:p text:style-name="P14">Demeurant à votre disposition, nous vous prions d'agréer, <text:conditional-text text:condition="ooow:&quot;view.do_mailing()&quot;" text:string-value-if-true="&quot;mailed_data.getPersonTitleValue()&quot;" text:string-value-if-false="">mailed_data.getPersonTitleValue()</text:conditional-text>, nos salutations distinguées.</text:p>
      <text:p text:style-name="P8"/>
      <text:p text:style-name="P8"/>
      <text:p text:style-name="P6"><office:annotation><dc:creator>Gauthier Bastien</dc:creator><dc:date>2011-01-13T14:56:41</dc:date><text:p text:style-name="P17"><text:span text:style-name="T11">do text</text:span></text:p><text:p text:style-name="P17"><text:span text:style-name="T11">from document(at=signatures, format='odt')</text:span></text:p></office:annotation><text:span text:style-name="T1">Import depuis signatures.odt</text:span>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Gras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Calibri" fo:font-family="Calibri" style:font-style-name="Gras" style:font-family-generic="swiss" style:font-pitch="variable" fo:font-size="10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1-02-19T10:01:46.212330381</dc:date>
    <dc:language>fr-FR</dc:language>
    <meta:editing-cycles>163</meta:editing-cycles>
    <meta:editing-duration>P2DT5H27M12S</meta:editing-duration>
    <meta:document-statistic meta:table-count="1" meta:image-count="0" meta:object-count="0" meta:page-count="1" meta:paragraph-count="12" meta:word-count="96" meta:character-count="867" meta:non-whitespace-character-count="798"/>
    <meta:user-defined meta:name="Info 1"/>
    <meta:user-defined meta:name="Info 2"/>
    <meta:user-defined meta:name="Info 3"/>
    <meta:user-defined meta:name="Info 4"/>
  </office:meta>
</office:document-meta>
</file>